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="Arrow" draw:marker-end-width="0.3cm" draw:fill-color="#99ccff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stroke="none" svg:stroke-width="0cm" svg:stroke-color="#000000" draw:marker-start-width="0.3cm" draw:marker-end-width="0.3cm" draw:fill="none" draw:fill-color="#ffffff" draw:fill-image-width="0cm" draw:fill-image-height="0cm" fo:min-height="1cm"/>
    </style:style>
    <style:style style:name="gr3" style:family="graphic" style:parent-style-name="standard">
      <style:graphic-properties svg:stroke-width="0cm" draw:marker-start-width="0.3cm" draw:marker-end-width="0.3cm" draw:fill-color="#99ccff" draw:fill-image-width="0cm" draw:fill-image-height="0cm" draw:textarea-horizontal-align="center" draw:textarea-vertical-align="middle"/>
    </style:style>
    <style:style style:name="gr4" style:family="graphic" style:parent-style-name="standard">
      <style:graphic-properties svg:stroke-width="0cm" draw:marker-start-width="0.3cm" draw:marker-end-width="0.3cm" draw:fill-color="#99ccff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marker-start="" draw:marker-start-width="0.3cm" draw:marker-end="Arrow" draw:marker-end-width="0.3cm" draw:fill-color="#99ccff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svg:stroke-width="0cm" draw:marker-start-width="0.3cm" draw:marker-end-width="0.3cm" draw:fill-color="#99ccff" draw:fill-image-width="0cm" draw:fill-image-height="0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9cm" svg:y1="2.35cm" svg:x2="14.9cm" svg:y2="3.5cm">
          <text:p/>
        </draw:line>
        <draw:line draw:style-name="gr1" draw:text-style-name="P1" draw:layer="layout" svg:x1="13.2cm" svg:y1="2.35cm" svg:x2="13.2cm" svg:y2="3.5cm">
          <text:p/>
        </draw:line>
        <draw:line draw:style-name="gr1" draw:text-style-name="P1" draw:layer="layout" svg:x1="16.7cm" svg:y1="2.35cm" svg:x2="16.7cm" svg:y2="3.5cm">
          <text:p/>
        </draw:line>
        <draw:frame draw:style-name="gr2" draw:layer="layout" svg:width="9.5cm" svg:height="1.25cm" svg:x="10.3cm" svg:y="1.113cm">
          <draw:text-box>
            <text:p>Anbindung Asterisk, multi-Line</text:p>
          </draw:text-box>
        </draw:frame>
        <draw:rect draw:style-name="gr3" draw:text-style-name="P1" draw:id="id4" draw:layer="layout" svg:width="5.8cm" svg:height="1cm" svg:x="12.1cm" svg:y="5.5cm">
          <text:p text:style-name="P1">Sprachmenü</text:p>
        </draw:rect>
        <draw:rect draw:style-name="gr3" draw:text-style-name="P1" draw:id="id8" draw:layer="layout" svg:width="6cm" svg:height="1cm" svg:x="12cm" svg:y="10.4cm">
          <text:p text:style-name="P1">Spielemanager</text:p>
        </draw:rect>
        <draw:custom-shape draw:style-name="gr4" draw:text-style-name="P1" draw:id="id6" draw:layer="layout" svg:width="5cm" svg:height="4.5cm" svg:x="3.9cm" svg:y="9.4cm">
          <text:p text:style-name="P1">Spie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3" draw:text-style-name="P1" draw:id="id3" draw:layer="layout" svg:width="5.8cm" svg:height="1cm" svg:x="12.1cm" svg:y="3.5cm">
          <text:p text:style-name="P1">Adhearsion</text:p>
        </draw:rect>
        <draw:rect draw:style-name="gr3" draw:text-style-name="P1" draw:id="id7" draw:layer="layout" svg:width="6.5cm" svg:height="1cm" svg:x="7.3cm" svg:y="16.2cm">
          <text:p text:style-name="P1">Gebäudemanager</text:p>
        </draw:rect>
        <draw:rect draw:style-name="gr3" draw:text-style-name="P1" draw:id="id2" draw:layer="layout" svg:width="6cm" svg:height="1cm" svg:x="3.4cm" svg:y="5.5cm">
          <text:p text:style-name="P1">http-Interface</text:p>
        </draw:rect>
        <draw:rect draw:style-name="gr3" draw:text-style-name="P1" draw:id="id1" draw:layer="layout" svg:width="5.325cm" svg:height="1.032cm" svg:x="1.3cm" svg:y="3.468cm">
          <text:p text:style-name="P1">iPhone-Interface</text:p>
        </draw:rect>
        <draw:rect draw:style-name="gr3" draw:text-style-name="P1" draw:id="id5" draw:layer="layout" svg:width="4.5cm" svg:height="1cm" svg:x="6.8cm" svg:y="3.5cm">
          <text:p text:style-name="P1">Web-Interface</text:p>
        </draw:rect>
        <draw:rect draw:style-name="gr3" draw:text-style-name="P1" draw:id="id9" draw:layer="layout" svg:width="6.5cm" svg:height="1cm" svg:x="7.3cm" svg:y="18cm">
          <text:p text:style-name="P1">AEC-Ansteuerung</text:p>
        </draw:rect>
        <draw:connector draw:style-name="gr1" draw:text-style-name="P1" draw:layer="layout" svg:x1="3.962cm" svg:y1="4.5cm" svg:x2="6.4cm" svg:y2="5.5cm" draw:start-shape="id1" draw:start-glue-point="2" draw:end-shape="id2" draw:end-glue-point="0" svg:d="m3962 4500v500h2438v500">
          <text:p/>
        </draw:connector>
        <draw:connector draw:style-name="gr5" draw:text-style-name="P1" draw:layer="layout" svg:x1="15cm" svg:y1="4.5cm" svg:x2="15cm" svg:y2="5.5cm" draw:start-shape="id3" draw:start-glue-point="2" draw:end-shape="id4" draw:end-glue-point="0" svg:d="m15000 4500v1000">
          <text:p/>
        </draw:connector>
        <draw:connector draw:style-name="gr6" draw:text-style-name="P1" draw:layer="layout" svg:x1="9.05cm" svg:y1="4.5cm" svg:x2="6.4cm" svg:y2="5.5cm" draw:start-shape="id5" draw:start-glue-point="2" draw:end-shape="id2" draw:end-glue-point="0" svg:d="m9050 4500v500h-2650v500">
          <text:p/>
        </draw:connector>
        <draw:connector draw:style-name="gr6" draw:text-style-name="P1" draw:layer="layout" draw:line-skew="-0.043cm" svg:x1="6.4cm" svg:y1="13.9cm" svg:x2="10.55cm" svg:y2="16.2cm" draw:start-shape="id6" draw:start-glue-point="2" draw:end-shape="id7" draw:end-glue-point="0" svg:d="m6400 13900v1100h4150v1200">
          <text:p/>
        </draw:connector>
        <draw:connector draw:style-name="gr1" draw:text-style-name="P1" draw:layer="layout" draw:line-skew="1.2cm" svg:x1="15cm" svg:y1="11.4cm" svg:x2="10.55cm" svg:y2="16.2cm" draw:start-shape="id8" draw:start-glue-point="2" draw:end-shape="id7" draw:end-glue-point="0" svg:d="m15000 11400v3600h-4450v1200">
          <text:p/>
        </draw:connector>
        <draw:connector draw:style-name="gr1" draw:text-style-name="P1" draw:layer="layout" svg:x1="10.55cm" svg:y1="17.2cm" svg:x2="10.55cm" svg:y2="18cm" draw:start-shape="id7" draw:start-glue-point="2" draw:end-shape="id9" draw:end-glue-point="0" svg:d="m10550 17200v800">
          <text:p/>
        </draw:connector>
        <draw:connector draw:style-name="gr6" draw:text-style-name="P1" draw:layer="layout" svg:x1="6.4cm" svg:y1="6.5cm" svg:x2="6.399cm" svg:y2="9.4cm" draw:start-shape="id2" draw:start-glue-point="2" draw:end-shape="id6" draw:end-glue-point="4" svg:d="m6400 6500v1450h-1v1450">
          <text:p/>
        </draw:connector>
        <draw:connector draw:style-name="gr6" draw:text-style-name="P1" draw:layer="layout" draw:line-skew="0.05cm" svg:x1="6.4cm" svg:y1="6.5cm" svg:x2="15cm" svg:y2="10.4cm" draw:start-shape="id2" draw:start-glue-point="2" draw:end-shape="id8" draw:end-glue-point="0" svg:d="m6400 6500v2000h8600v1900">
          <text:p/>
        </draw:connector>
        <draw:connector draw:style-name="gr1" draw:text-style-name="P1" draw:layer="layout" svg:x1="15cm" svg:y1="6.5cm" svg:x2="15cm" svg:y2="10.4cm" draw:start-shape="id4" draw:start-glue-point="2" draw:end-shape="id8" draw:end-glue-point="0" svg:d="m15000 6500v3900">
          <text:p/>
        </draw:connector>
        <draw:connector draw:style-name="gr1" draw:text-style-name="P1" draw:layer="layout" draw:line-skew="0.55cm" svg:x1="15cm" svg:y1="6.5cm" svg:x2="6.399cm" svg:y2="9.4cm" draw:start-shape="id4" draw:start-glue-point="2" draw:end-shape="id6" draw:end-glue-point="4" svg:d="m15000 6500v2000h-8601v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andad guscheh</meta:initial-creator>
    <meta:creation-date>2009-09-13T20:43:22.54</meta:creation-date>
    <dc:date>2009-09-13T21:15:37.06</dc:date>
    <dc:creator>wandad guscheh</dc:creator>
    <meta:editing-duration>PT00H00M38S</meta:editing-duration>
    <meta:editing-cycles>2</meta:editing-cycles>
    <meta:generator>OpenOffice.org/3.1$Win32 OpenOffice.org_project/310m19$Build-9420</meta:generator>
    <meta:document-statistic meta:object-count="23"/>
  </office:meta>
</office:document-meta>
</file>